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цукцук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цукцук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цукцук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авпквпф54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.00.0000</text:date>, <text:time style:data-style-name="N2" text:time-value="19:09:15.8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6M11S</meta:editing-duration>
    <meta:editing-cycles>4</meta:editing-cycles>
    <meta:generator>LibreOffice/7.3.0.3$Windows_X86_64 LibreOffice_project/0f246aa12d0eee4a0f7adcefbf7c878fc2238db3</meta:generator>
    <dc:date>2022-02-08T19:09:29.094000000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